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538e" officeooo:paragraph-rsid="0010538e"/>
    </style:style>
    <style:style style:name="T1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Beste Stef,</text:p>
      <text:p text:style-name="P1"/>
      <text:p text:style-name="P1">Hier de logingegevens voor de website:<text:span text:style-name="T1">keuzenopdracht</text:span></text:p>
      <text:p text:style-name="P1">admin</text:p>
      <text:p text:style-name="P1">admin123</text:p>
      <text:p text:style-name="P1"/>
      <text:p text:style-name="P1">Hopelijk kan u overal aan, zowel video als templates.</text:p>
      <text:p text:style-name="P1"/>
      <text:p text:style-name="P1">Grt</text:p>
      <text:p text:style-name="P1">Katri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8T15:57:07.534000000</meta:creation-date>
    <dc:date>2021-02-18T15:58:48.377000000</dc:date>
    <meta:editing-duration>PT1M43S</meta:editing-duration>
    <meta:editing-cycles>1</meta:editing-cycles>
    <meta:document-statistic meta:table-count="0" meta:image-count="0" meta:object-count="0" meta:page-count="1" meta:paragraph-count="7" meta:word-count="21" meta:character-count="139" meta:non-whitespace-character-count="125"/>
    <meta:generator>LibreOffice/6.1.1.2$Windows_X86_64 LibreOffice_project/5d19a1bfa650b796764388cd8b33a5af1f5baa1b</meta:generator>
  </office:meta>
</office:document-meta>
</file>